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3">
      <style:paragraph-properties fo:margin-top="0cm" fo:margin-bottom="0cm"/>
    </style:style>
    <style:style style:name="P3" style:family="paragraph" style:parent-style-name="Standard" style:list-style-name="L1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undsensor mit Analog-Digitalwandler am raspberry Pi</text:p>
      <text:p text:style-name="Standard"/>
      <text:p text:style-name="Standard"/>
      <text:list xml:id="list2645973944915460680" text:style-name="L1">
        <text:list-item>
          <text:p text:style-name="P3">Analog-Digital-Wandler ADS1115 verlöten</text:p>
          <text:p text:style-name="P3">https://learn.adafruit.com/adafruit-4-channel-adc-breakouts/assembly-and- <text:s text:c="3"/>wiring <text:a xlink:type="simple" xlink:href="http://openlabtools.eng.cam.ac.uk/Resources/Datalog/RPi_ADS1115/" text:style-name="Internet_20_link" text:visited-style-name="Visited_20_Internet_20_Link">http://openlabtools.eng.cam.ac.uk/Resources/Datalog/RPi_ADS1115/</text:a></text:p>
          <text:p text:style-name="P3"/>
        </text:list-item>
        <text:list-item>
          <text:p text:style-name="P3">ADS1115 an Pi anschließen:</text:p>
          <text:p text:style-name="P3"/>
        </text:list-item>
      </text:list>
      <text:list xml:id="list7178955914849096072" text:style-name="L4">
        <text:list-item>
          <text:p text:style-name="P4">ADS1115 VDD → Raspberry Pi 3,3 V </text:p>
        </text:list-item>
      </text:list>
      <text:list xml:id="list8168528853627642176" text:style-name="L3">
        <text:list-item>
          <text:p text:style-name="P2">ADS1115 GND→ Raspberry Pi GND </text:p>
        </text:list-item>
        <text:list-item>
          <text:p text:style-name="P2">ADS1115 SCL → Raspberry Pi SCL </text:p>
        </text:list-item>
        <text:list-item>
          <text:p text:style-name="P1">ADS1115 SDA → Raspberry Pi SDA </text:p>
        </text:list-item>
      </text:list>
      <text:p text:style-name="Standard"/>
      <text:p text:style-name="Standard"/>
      <text:list xml:id="list37581096" text:continue-list="list2645973944915460680" text:style-name="L1">
        <text:list-item>
          <text:p text:style-name="P3">ADS 1115 über das Protokoll I2C installieren</text:p>
          <text:p text:style-name="P3"/>
          <text:p text:style-name="P3">https://learn.adafruit.com/adafruits-raspberry-pi-lesson-4-gpio-setup/configuring-i2c</text:p>
          <text:p text:style-name="P3">http://www.netzmafia.de/skripten/hardware/RasPi/Projekt-ADS1115/index.html</text:p>
          <text:p text:style-name="P3"/>
        </text:list-item>
        <text:list-item>
          <text:p text:style-name="P3">Soundsensor KY-038 mit Analog-Digitalwandler verbinden</text:p>
          <text:p text:style-name="P3"/>
          <text:p text:style-name="P3">http://sensorkit.joy-it.net/index.php?title=KY-038_Mikrofon_Sound_Sensor_Modul</text:p>
        </text:list-item>
      </text:list>
      <text:p text:style-name="Standard"/>
      <text:p text:style-name="Standard">bzw. : Grove Loudness-Sensor mit ADS1115 verbinden: </text:p>
      <text:p text:style-name="Standard">Grove schwarz an Ground <text:s/>(auf der Unterseite des Grove Sensors sind die Pins beschriftet)</text:p>
      <text:p text:style-name="Standard"><text:s text:c="11"/>rot an VDD</text:p>
      <text:p text:style-name="Standard"><text:s text:c="11"/>weiß: frei (ist ein alternativer Output, den wir nicht brauchen)</text:p>
      <text:p text:style-name="Standard"><text:s text:c="11"/>gelb an A0</text:p>
      <text:p text:style-name="Standard"/>
      <text:list xml:id="list37580947" text:continue-numbering="true" text:style-name="L1">
        <text:list-item>
          <text:p text:style-name="P3"><text:s/>Soundsensor mit Raspberry Pi verbinden (erfolgt automatisch durch Verbindung des ADS1115)</text:p>
        </text:list-item>
      </text:list>
      <text:p text:style-name="Standard"/>
      <text:p text:style-name="Standard"/>
      <text:list xml:id="list1029069868941913273" text:style-name="L5">
        <text:list-item>
          <text:p text:style-name="P5">Code für ADS1115/Loudness Sensor auf dem Raspberry Pi</text:p>
        </text:list-item>
      </text:list>
      <text:list xml:id="list2260317987155137686" text:style-name="L6">
        <text:list-item>
          <text:p text:style-name="P6">ADS1115 über Adafruit-Bibliothek importieren</text:p>
          <text:p text:style-name="P6">→ https://learn.adafruit.com/raspberry-pi-analog-to-digital-converters/ads1015-slash-ads1115</text:p>
        </text:list-item>
        <text:list-item>
          <text:p text:style-name="P6"><text:s text:c="6"/>Code für Soundsensor schreiben</text:p>
          <text:p text:style-name="P6">Vorlagen:</text:p>
          <text:p text:style-name="P6"><text:a xlink:type="simple" xlink:href="http://sensorkit.joy-it.net/index.php?title=KY-038_Mikrofon_Sound_Sensor_Modul" text:style-name="Internet_20_link" text:visited-style-name="Visited_20_Internet_20_Link">http://sensorkit.joy-it.net/index.php?title=KY-038_Mikrofon_Sound_Sensor_Modul</text:a>)</text:p>
        </text:list-item>
      </text:list>
      <text:p text:style-name="Standard"><text:s text:c="12"/><text:a xlink:type="simple" xlink:href="https://github.com/adafruit/Adafruit_CircuitPython_ADS1x15" text:style-name="Internet_20_link" text:visited-style-name="Visited_20_Internet_20_Link">https://github.com/adafruit/Adafruit_CircuitPython_ADS1x15</text:a></text:p>
      <text:p text:style-name="Standard"><text:s text:c="12"/>https://github.com/adafruit/Adafruit_Python_ADS1x15/blob/master/examples/simpletest.py</text:p>
      <text:p text:style-name="Standard"/>
      <text:list xml:id="list37576837" text:continue-list="list1029069868941913273" text:style-name="L5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yx Nyschd</meta:initial-creator>
    <meta:creation-date>2020-01-03T15:24:21.79</meta:creation-date>
    <dc:date>2020-01-03T17:35:42.05</dc:date>
    <dc:creator>Nyx Nyschd</dc:creator>
    <meta:editing-duration>PT2H11M19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27" meta:word-count="140" meta:character-count="1577"/>
  </office:meta>
</office:document-meta>
</file>